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8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ext-properties fo:color="#2a6099"/>
    </style:style>
    <style:style style:name="ce25" style:family="table-cell" style:parent-style-name="Default">
      <style:text-properties fo:color="#ff8000"/>
    </style:style>
    <style:style style:name="ce46" style:family="table-cell" style:parent-style-name="Default">
      <style:text-properties fo:color="#800080"/>
    </style:style>
    <style:style style:name="ce51" style:family="table-cell" style:parent-style-name="Default">
      <style:text-properties fo:color="#008080"/>
    </style:style>
    <style:style style:name="ce54" style:family="table-cell" style:parent-style-name="Default">
      <style:text-properties fo:color="#000000"/>
    </style:style>
    <style:style style:name="ce50" style:family="table-cell" style:parent-style-name="Default">
      <style:text-properties fo:color="#ff00ff"/>
    </style:style>
    <style:style style:name="ce35" style:family="table-cell" style:parent-style-name="Default">
      <style:text-properties fo:color="#81d41a"/>
    </style:style>
    <style:style style:name="ce32" style:family="table-cell" style:parent-style-name="Default">
      <style:text-properties fo:color="#008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48" style:family="table-cell" style:parent-style-name="Default">
      <style:text-properties fo:color="#ff0000"/>
    </style:style>
    <style:style style:name="ce26" style:family="table-cell" style:parent-style-name="Default">
      <style:text-properties fo:color="#0000ff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/>
        <table:table-row table:style-name="ro1">
          <table:table-cell table:style-name="ce1" office:value-type="string" calcext:value-type="string">
            <text:p>Konami 054156 (See Racing Force)</text:p>
          </table:table-cell>
          <table:table-cell table:style-name="ce3"/>
          <table:table-cell table:number-columns-repeated="1022"/>
          <table:table-cell table:style-name="ce54" table:number-columns-repeated="15360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34" office:value-type="string" calcext:value-type="string">
            <text:p>Top-left → bottom-left</text:p>
          </table:table-cell>
          <table:table-cell table:style-name="ce2" table:number-columns-repeated="1018"/>
          <table:table-cell table:style-name="ce54"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33"/>
          <table:table-cell table:number-columns-repeated="1019"/>
          <table:table-cell table:style-name="ce54" table:number-columns-repeated="1536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4" office:value-type="string" calcext:value-type="string">
            <text:p>VD2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4" office:value-type="string" calcext:value-type="string">
            <text:p>VD2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4" office:value-type="string" calcext:value-type="string">
            <text:p>VD2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4" office:value-type="string" calcext:value-type="string">
            <text:p>VD2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4" office:value-type="string" calcext:value-type="string">
            <text:p>VD1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24" office:value-type="string" calcext:value-type="string">
            <text:p>VD1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VD1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24" office:value-type="string" calcext:value-type="string">
            <text:p>VD1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24" office:value-type="string" calcext:value-type="string">
            <text:p>VD1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24" office:value-type="string" calcext:value-type="string">
            <text:p>VD1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24" office:value-type="string" calcext:value-type="string">
            <text:p>VD1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24" office:value-type="string" calcext:value-type="string">
            <text:p>VD1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24" office:value-type="string" calcext:value-type="string">
            <text:p>VD1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24" office:value-type="string" calcext:value-type="string">
            <text:p>VD1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24" office:value-type="string" calcext:value-type="string">
            <text:p>VD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24" office:value-type="string" calcext:value-type="string">
            <text:p>VD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24" office:value-type="string" calcext:value-type="string">
            <text:p>VD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24" office:value-type="string" calcext:value-type="string">
            <text:p>VD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24" office:value-type="string" calcext:value-type="string">
            <text:p>VD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24" office:value-type="string" calcext:value-type="string">
            <text:p>VD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24" office:value-type="string" calcext:value-type="string">
            <text:p>VD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24" office:value-type="string" calcext:value-type="string">
            <text:p>VD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24" office:value-type="string" calcext:value-type="string">
            <text:p>VD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24" office:value-type="string" calcext:value-type="string">
            <text:p>VD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25" office:value-type="string" calcext:value-type="string">
            <text:p>VA0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25" office:value-type="string" calcext:value-type="string">
            <text:p>VA1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25" office:value-type="string" calcext:value-type="string">
            <text:p>VA2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25" office:value-type="string" calcext:value-type="string">
            <text:p>VA3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25" office:value-type="string" calcext:value-type="string">
            <text:p>VA4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25" office:value-type="string" calcext:value-type="string">
            <text:p>VA5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25" office:value-type="string" calcext:value-type="string">
            <text:p>VA6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25" office:value-type="string" calcext:value-type="string">
            <text:p>VA7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25" office:value-type="string" calcext:value-type="string">
            <text:p>VA8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25" office:value-type="string" calcext:value-type="string">
            <text:p>VA9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25" office:value-type="string" calcext:value-type="string">
            <text:p>VA10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25" office:value-type="string" calcext:value-type="string">
            <text:p>VA11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25" office:value-type="string" calcext:value-type="string">
            <text:p>VA12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25" office:value-type="string" calcext:value-type="string">
            <text:p>VA13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25" office:value-type="string" calcext:value-type="string">
            <text:p>VA14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25" office:value-type="string" calcext:value-type="string">
            <text:p>VA15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25" office:value-type="string" calcext:value-type="string">
            <text:p>VA16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46" office:value-type="string" calcext:value-type="string">
            <text:p>CS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46" office:value-type="string" calcext:value-type="string">
            <text:p>OE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46" office:value-type="string" calcext:value-type="string">
            <text:p>WE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46" office:value-type="string" calcext:value-type="string">
            <text:p>CS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46" office:value-type="string" calcext:value-type="string">
            <text:p>OE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46" office:value-type="string" calcext:value-type="string">
            <text:p>WE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5" calcext:value-type="float">
            <text:p>55</text:p>
          </table:table-cell>
          <table:table-cell table:style-name="ce46" office:value-type="string" calcext:value-type="string">
            <text:p>OE0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table:style-name="ce46" office:value-type="string" calcext:value-type="string">
            <text:p>WE0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7" calcext:value-type="float">
            <text:p>57</text:p>
          </table:table-cell>
          <table:table-cell table:style-name="ce46" office:value-type="string" calcext:value-type="string">
            <text:p>CSZ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Dedicated linescroll VRAM control ?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8" calcext:value-type="float">
            <text:p>58</text:p>
          </table:table-cell>
          <table:table-cell table:style-name="ce46" office:value-type="string" calcext:value-type="string">
            <text:p>CSZ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Dedicated linescroll VRAM control ?</text:p>
          </table:table-cell>
          <table:table-cell table:style-name="ce46"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SZ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50"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CRMA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51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Z4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Z2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Z1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NRE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0" office:value-type="float" office:value="67" calcext:value-type="float">
            <text:p>67</text:p>
          </table:table-cell>
          <table:table-cell table:style-name="ce46" office:value-type="string" calcext:value-type="string">
            <text:p>U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68" calcext:value-type="float">
            <text:p>68</text:p>
          </table:table-cell>
          <table:table-cell table:style-name="ce46" office:value-type="string" calcext:value-type="string">
            <text:p>L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69" calcext:value-type="float">
            <text:p>69</text:p>
          </table:table-cell>
          <table:table-cell table:style-name="ce46" office:value-type="string" calcext:value-type="string">
            <text:p>NMI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1" office:value-type="float" office:value="71" calcext:value-type="float">
            <text:p>71</text:p>
          </table:table-cell>
          <table:table-cell table:style-name="ce51" office:value-type="string" calcext:value-type="string">
            <text:p>NRES</text:p>
          </table:table-cell>
          <table:table-cell table:style-name="ce11" office:value-type="string" calcext:value-type="string">
            <text:p>IN</text:p>
          </table:table-cell>
          <table:table-cell table:style-name="ce51" table:number-columns-repeated="16381"/>
        </table:table-row>
        <table:table-row table:style-name="ro2">
          <table:table-cell table:style-name="ce10" office:value-type="float" office:value="72" calcext:value-type="float">
            <text:p>72</text:p>
          </table:table-cell>
          <table:table-cell table:style-name="ce46" office:value-type="string" calcext:value-type="string">
            <text:p>IRQ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73" calcext:value-type="float">
            <text:p>73</text:p>
          </table:table-cell>
          <table:table-cell table:style-name="ce46" office:value-type="string" calcext:value-type="string">
            <text:p>FIRQ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S2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50"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S4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24" office:value-type="string" calcext:value-type="string">
            <text:p>DB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24" office:value-type="string" calcext:value-type="string">
            <text:p>DB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4" office:value-type="string" calcext:value-type="string">
            <text:p>DB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4" office:value-type="string" calcext:value-type="string">
            <text:p>DB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4" office:value-type="string" calcext:value-type="string">
            <text:p>DB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24" office:value-type="string" calcext:value-type="string">
            <text:p>DB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24" office:value-type="string" calcext:value-type="string">
            <text:p>DB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4" office:value-type="string" calcext:value-type="string">
            <text:p>DB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4" office:value-type="string" calcext:value-type="string">
            <text:p>DB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24" office:value-type="string" calcext:value-type="string">
            <text:p>DB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24" office:value-type="string" calcext:value-type="string">
            <text:p>DB1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24" office:value-type="string" calcext:value-type="string">
            <text:p>DB1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office:value-type="string" calcext:value-type="string">
            <text:p>DB1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4" office:value-type="string" calcext:value-type="string">
            <text:p>DB1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4" office:value-type="string" calcext:value-type="string">
            <text:p>DB1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4" office:value-type="string" calcext:value-type="string">
            <text:p>DB1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25" office:value-type="string" calcext:value-type="string">
            <text:p>AB1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25" office:value-type="string" calcext:value-type="string">
            <text:p>AB2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25" office:value-type="string" calcext:value-type="string">
            <text:p>AB3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25" office:value-type="string" calcext:value-type="string">
            <text:p>AB4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25" office:value-type="string" calcext:value-type="string">
            <text:p>AB5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25" office:value-type="string" calcext:value-type="string">
            <text:p>AB6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25" office:value-type="string" calcext:value-type="string">
            <text:p>AB7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25" office:value-type="string" calcext:value-type="string">
            <text:p>AB8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25" office:value-type="string" calcext:value-type="string">
            <text:p>AB9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25" office:value-type="string" calcext:value-type="string">
            <text:p>AB10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25" office:value-type="string" calcext:value-type="string">
            <text:p>AB11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25" office:value-type="string" calcext:value-type="string">
            <text:p>AB12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25" office:value-type="string" calcext:value-type="string">
            <text:p>AB13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46" office:value-type="string" calcext:value-type="string">
            <text:p>NCC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50" office:value-type="string" calcext:value-type="string">
            <text:p>DCLK</text:p>
          </table:table-cell>
          <table:table-cell table:style-name="ce13" office:value-type="string" calcext:value-type="string">
            <text:p>OUT</text:p>
          </table:table-cell>
          <table:table-cell table:style-name="ce50" office:value-type="string" calcext:value-type="string">
            <text:p>Dot clock ?</text:p>
          </table:table-cell>
          <table:table-cell table:style-name="ce50" table:number-columns-repeated="16380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46" office:value-type="string" calcext:value-type="string">
            <text:p>NVC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VRAM CS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46" office:value-type="string" calcext:value-type="string">
            <text:p>NRC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Register CS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style-name="ce46" office:value-type="string" calcext:value-type="string">
            <text:p>NHSY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Hsync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46" office:value-type="string" calcext:value-type="string">
            <text:p>NVSY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sync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46" office:value-type="string" calcext:value-type="string">
            <text:p>NHBL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Hblank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46" office:value-type="string" calcext:value-type="string">
            <text:p>NVBL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blank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46" office:value-type="string" calcext:value-type="string">
            <text:p>ENH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46" office:value-type="string" calcext:value-type="string">
            <text:p>ENV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48" table:number-columns-repeated="15360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50" office:value-type="string" calcext:value-type="string">
            <text:p>CLK</text:p>
          </table:table-cell>
          <table:table-cell table:style-name="ce13" office:value-type="string" calcext:value-type="string">
            <text:p>IN</text:p>
          </table:table-cell>
          <table:table-cell table:style-name="ce50" office:value-type="string" calcext:value-type="string">
            <text:p>Main clock</text:p>
          </table:table-cell>
          <table:table-cell table:style-name="ce50"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TEST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48" table:number-columns-repeated="16380"/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style-name="ce46" office:value-type="string" calcext:value-type="string">
            <text:p>NRD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MP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48" table:number-columns-repeated="1020"/>
          <table:table-cell table:style-name="ce32" table:number-columns-repeated="15360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35" office:value-type="string" calcext:value-type="string">
            <text:p>COL7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35" office:value-type="string" calcext:value-type="string">
            <text:p>COL6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35" office:value-type="string" calcext:value-type="string">
            <text:p>COL5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35" office:value-type="string" calcext:value-type="string">
            <text:p>COL4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32" table:number-columns-repeated="15360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35" office:value-type="string" calcext:value-type="string">
            <text:p>COL3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35" office:value-type="string" calcext:value-type="string">
            <text:p>COL2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35" office:value-type="string" calcext:value-type="string">
            <text:p>COL1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35" office:value-type="string" calcext:value-type="string">
            <text:p>COL0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DAC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26"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VRC1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26"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VRC0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26" table:number-columns-repeated="1020"/>
          <table:table-cell table:style-name="ce54" table:number-columns-repeated="15360"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32" office:value-type="string" calcext:value-type="string">
            <text:p>CA18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26" table:number-columns-repeated="1536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26" table:number-columns-repeated="15360"/>
        </table:table-row>
        <table:table-row table:style-name="ro1">
          <table:table-cell table:style-name="ce18" office:value-type="float" office:value="141" calcext:value-type="float">
            <text:p>141</text:p>
          </table:table-cell>
          <table:table-cell table:style-name="ce32" office:value-type="string" calcext:value-type="string">
            <text:p>CA17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2" calcext:value-type="float">
            <text:p>142</text:p>
          </table:table-cell>
          <table:table-cell table:style-name="ce32" office:value-type="string" calcext:value-type="string">
            <text:p>CA16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3" calcext:value-type="float">
            <text:p>143</text:p>
          </table:table-cell>
          <table:table-cell table:style-name="ce32" office:value-type="string" calcext:value-type="string">
            <text:p>CA15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32" office:value-type="string" calcext:value-type="string">
            <text:p>CA14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32" office:value-type="string" calcext:value-type="string">
            <text:p>CA13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6" calcext:value-type="float">
            <text:p>146</text:p>
          </table:table-cell>
          <table:table-cell table:style-name="ce32" office:value-type="string" calcext:value-type="string">
            <text:p>CA12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7" calcext:value-type="float">
            <text:p>147</text:p>
          </table:table-cell>
          <table:table-cell table:style-name="ce32" office:value-type="string" calcext:value-type="string">
            <text:p>CA11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8" calcext:value-type="float">
            <text:p>148</text:p>
          </table:table-cell>
          <table:table-cell table:style-name="ce32" office:value-type="string" calcext:value-type="string">
            <text:p>CA10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9" calcext:value-type="float">
            <text:p>149</text:p>
          </table:table-cell>
          <table:table-cell table:style-name="ce32" office:value-type="string" calcext:value-type="string">
            <text:p>CA9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8" office:value-type="float" office:value="151" calcext:value-type="float">
            <text:p>151</text:p>
          </table:table-cell>
          <table:table-cell table:style-name="ce32" office:value-type="string" calcext:value-type="string">
            <text:p>CA8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32" office:value-type="string" calcext:value-type="string">
            <text:p>CA7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3" calcext:value-type="float">
            <text:p>153</text:p>
          </table:table-cell>
          <table:table-cell table:style-name="ce32" office:value-type="string" calcext:value-type="string">
            <text:p>CA6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4" calcext:value-type="float">
            <text:p>154</text:p>
          </table:table-cell>
          <table:table-cell table:style-name="ce32" office:value-type="string" calcext:value-type="string">
            <text:p>CA5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32" office:value-type="string" calcext:value-type="string">
            <text:p>CA4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6" calcext:value-type="float">
            <text:p>156</text:p>
          </table:table-cell>
          <table:table-cell table:style-name="ce32" office:value-type="string" calcext:value-type="string">
            <text:p>CA3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7" calcext:value-type="float">
            <text:p>157</text:p>
          </table:table-cell>
          <table:table-cell table:style-name="ce32" office:value-type="string" calcext:value-type="string">
            <text:p>CA2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8" calcext:value-type="float">
            <text:p>158</text:p>
          </table:table-cell>
          <table:table-cell table:style-name="ce32" office:value-type="string" calcext:value-type="string">
            <text:p>CA1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9" calcext:value-type="float">
            <text:p>159</text:p>
          </table:table-cell>
          <table:table-cell table:style-name="ce32" office:value-type="string" calcext:value-type="string">
            <text:p>CA0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 table:number-rows-repeated="1048413">
          <table:table-cell table:number-columns-repeated="1024"/>
          <table:table-cell table:style-name="ce54" table:number-columns-repeated="15360"/>
        </table:table-row>
        <table:table-row table:style-name="ro1">
          <table:table-cell table:number-columns-repeated="1024"/>
          <table:table-cell table:style-name="ce54" table:number-columns-repeated="15360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06:22:09.57522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7.2$Windows_X86_64 LibreOffice_project/5cbfd1ab6520636bb5f7b99185aa69bd7456825d</meta:generator>
    <dc:date>2026-02-28T07:12:52.770840000</dc:date>
    <meta:editing-duration>P12DT22H34M56S</meta:editing-duration>
    <meta:editing-cycles>51</meta:editing-cycles>
    <meta:document-statistic meta:table-count="3" meta:cell-count="606" meta:object-count="0"/>
  </office:meta>
</office:document-meta>
</file>